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normal" officeooo:paragraph-rsid="00015b41"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015b41"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046ed2"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10"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2pt" fo:font-style="normal" fo:font-weight="normal" officeooo:rsid="00015b41" officeooo:paragraph-rsid="00015b4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weight="normal" officeooo:rsid="00015b41" officeooo:paragraph-rsid="00015b4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15b41" officeooo:paragraph-rsid="00001cc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31cc1" officeooo:paragraph-rsid="00046ed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46ed2" officeooo:paragraph-rsid="00046ed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officeooo:rsid="001045d8" style:font-size-asian="10.5pt" style:font-size-complex="12pt"/>
    </style:style>
    <style:style style:name="T11" style:family="text">
      <style:text-properties fo:font-size="12pt" fo:font-style="italic" officeooo:rsid="00015b41" style:font-size-asian="10.5pt" style:font-style-asian="italic" style:font-size-complex="12pt" style:font-style-complex="italic"/>
    </style:style>
    <style:style style:name="T12" style:family="text">
      <style:text-properties officeooo:rsid="000664c3" style:font-size-asian="15pt"/>
    </style:style>
    <style:style style:name="T13" style:family="text">
      <style:text-properties officeooo:rsid="00086a4a" style:font-size-asian="15pt"/>
    </style:style>
    <style:style style:name="T14" style:family="text">
      <style:text-properties officeooo:rsid="00086a4a"/>
    </style:style>
    <style:style style:name="T15" style:family="text">
      <style:text-properties fo:font-size="13.5pt" officeooo:rsid="00086a4a" style:font-size-asian="13.5pt" style:font-size-complex="13.5pt"/>
    </style:style>
    <style:style style:name="T16" style:family="text">
      <style:text-properties fo:font-size="13.5pt" officeooo:rsid="000db087" style:font-size-asian="13.5pt" style:font-size-complex="13.5pt"/>
    </style:style>
    <style:style style:name="T17" style:family="text">
      <style:text-properties officeooo:rsid="0008b5a1"/>
    </style:style>
    <style:style style:name="T18" style:family="text">
      <style:text-properties officeooo:rsid="000aa352"/>
    </style:style>
    <style:style style:name="T19" style:family="text">
      <style:text-properties fo:color="#ff0000" officeooo:rsid="000aa352"/>
    </style:style>
    <style:style style:name="T20" style:family="text">
      <style:text-properties officeooo:rsid="000ab99f"/>
    </style:style>
    <style:style style:name="T21" style:family="text">
      <style:text-properties officeooo:rsid="000b2750"/>
    </style:style>
    <style:style style:name="T22" style:family="text">
      <style:text-properties fo:color="#800000" officeooo:rsid="000b2750" style:font-size-asian="15pt"/>
    </style:style>
    <style:style style:name="T23" style:family="text">
      <style:text-properties officeooo:rsid="000bcbca"/>
    </style:style>
    <style:style style:name="T24" style:family="text">
      <style:text-properties officeooo:rsid="000db087"/>
    </style:style>
    <style:style style:name="T25" style:family="text">
      <style:text-properties officeooo:rsid="000e9dc4"/>
    </style:style>
    <style:style style:name="T26" style:family="text">
      <style:text-properties officeooo:rsid="001045d8"/>
    </style:style>
    <style:style style:name="T27" style:family="text">
      <style:text-properties officeooo:rsid="0010ad23"/>
    </style:style>
    <style:style style:name="T28" style:family="text">
      <style:text-properties officeooo:rsid="0010d7cf"/>
    </style:style>
    <style:style style:name="T29" style:family="text">
      <style:text-properties officeooo:rsid="001179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écifications TP Analog</text:p>
      <text:p text:style-name="P10">par Aurélien BERTRON et Alicia PARISSE</text:p>
      <text:p text:style-name="P10">B3208</text:p>
      <text:p text:style-name="P11"/>
      <text:p text:style-name="P11"/>
      <text:p text:style-name="P11"/>
      <text:p text:style-name="P11">I-Présentation du projet</text:p>
      <text:p text:style-name="P11"/>
      <text:p text:style-name="P2"><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2"><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12"/>
      <text:p text:style-name="P11"/>
      <text:p text:style-name="P11">II-Spécifications </text:p>
      <text:p text:style-name="P11"/>
      <text:p text:style-name="P11"><text:tab/>1) Lignes de commande</text:p>
      <text:p text:style-name="P11"><text:tab/></text:p>
      <text:p text:style-name="P3"><text:span text:style-name="T2"><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1"><text:span text:style-name="T3"><text:s/></text:span><text:span text:style-name="T11">analog [options] fichierLog</text:span></text:p>
      <text:p text:style-name="P13"><text:tab/>Si l'utilisateur ne donne pas de fichierLog, alors une erreur lui est retournée lui disant que le nom du fichierLog est absent.</text:p>
      <text:p text:style-name="P14"><text:tab/>Si l'utilisateur ne met en paramètre aucune option, alors s'afficheront à l'écran la liste des 10 documents les plus vus (vers lesquels on a le plus été redirigé).</text:p>
      <text:p text:style-name="P3"><text:span text:style-name="T3"><text:tab/>Il e</text:span><text:span text:style-name="T6">xis</text:span><text:span text:style-name="T3">te ensuite différentes options :</text:span></text:p>
      <text:p text:style-name="P2"><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16"><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4"><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17"><text:tab/>→ -x : cette option permet de ne prendre en compte que les pages web cibles qui ne sont pas des images. On testera donc les extensions : les extensions que l'on exclue sont les suivantes : .jpg, .png, .gif, .bmp, .js et .css.</text:p>
      <text:p text:style-name="P17"/>
      <text:p text:style-name="P17"/>
      <text:p text:style-name="P4"><text:soft-page-break/><text:span text:style-name="T5"><text:tab/></text:span><text:span text:style-name="T12">2) </text:span><text:span text:style-name="T13">Adaptabilité</text:span></text:p>
      <text:p text:style-name="P4"><text:tab/></text:p>
      <text:p text:style-name="P5"><text:tab/><text:span text:style-name="T6">Afin de favoriser l'adaptabilité du programme Analog, nous avons décidé d'utiliser une classe LigneFichier et LecteurLigneFichier qui sont adaptables à toutes sortes de lignes de fichier. La classe LigneFichier est abstraite et qui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18"/>
      <text:p text:style-name="P5"><text:span text:style-name="T6"><text:tab/></text:span><text:span text:style-name="T13">3) Les classes principales </text:span><text:span text:style-name="T22">(man??)</text:span></text:p>
      <text:p text:style-name="P18"/>
      <text:p text:style-name="P5"><text:span text:style-name="T8"><text:tab/></text:span><text:span text:style-name="T15">a) La Classe LigneLog</text:span></text:p>
      <text:p text:style-name="P5"><text:span text:style-name="T6"><text:tab/></text:span><text:span text:style-name="T8">La classe LigneLog hérite de la classe LigneFichier. Elle </text:span><text:span text:style-name="T7">a pour a</text:span><text:span text:style-name="T10">attributs</text:span><text:span text:style-name="T7">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text:span><text:span text:style-name="T10">e paramètres</text:span><text:span text:style-name="T7"> (heure, cible, source, port etc.). Le constructeur, qui prend en paramètre une chaîne de caractères qui représente la ligne contenue dans le fichierLog, en extrait les a</text:span><text:span text:style-name="T10">ttributs</text:span><text:span text:style-name="T7"> de la classe(cible, referer, creneau et </text:span><text:span text:style-name="T8">valide). La méthode estValide() retourne la valeur de l'a</text:span><text:span text:style-name="T10">ttribut</text:span><text:span text:style-name="T8"> valide.</text:span></text:p>
      <text:p text:style-name="P19"/>
      <text:p text:style-name="P5"><text:span text:style-name="T8"><text:tab/></text:span><text:span text:style-name="T15">b) La Classe Rapport</text:span></text:p>
      <text:p text:style-name="P7"><text:span text:style-name="T14"><text:tab/>La classe Rapport a pour but de créer le fichier dot et de le remplir. Elle a pour a</text:span><text:span text:style-name="T26">ttribut</text:span><text:span text:style-name="T14">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17">dotFileExiste(), fichierSortie(), afficherContraintes()</text:span><text:span text:style-name="T14"> ainsi qu'un constructeur et un destructeur. Elle contient également deux set (nœuds et relations) et une map (consultations). </text:span></text:p>
      <text:p text:style-name="P6"><text:span text:style-name="T14"><text:tab/>Le premier set nœuds, contient des objets de type nœud qui sont d'une structure nœud définie dans Rapport.h. La structure nœud a pour </text:span><text:span text:style-name="T17">champs</text:span><text:span text:style-name="T14"> : un identifiant (int), un nom (string), une variable de localité (booléen) et un nombre de consultations (int). </text:span><text:span text:style-name="T17">On redéfinit dans la structure nœud l'opérateur « plus petit que » pour que les objet nœud soient triés dans la structure nœuds d'abord par leur localité, puis par leur nombre de consultations.</text:span></text:p>
      <text:p text:style-name="P20"><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p>
      <text:p text:style-name="P6"><text:span text:style-name="T17"><text:tab/></text:span><text:span text:style-name="T18">La méthode ajouterLigne prend en paramètre une LigneLog et retourne un booléen qui nous dit si la ligne a bien été ajoutée. En fonction de ce qu'elle contient, la méthode remplit ou modifie les set nœuds et relations. </text:span></text:p>
      <text:p text:style-name="P8"><text:span text:style-name="T18"><text:tab/>La méthode genererRapport ne prend rien en paramètre et retourne un booléen qui nous dit si elle s'est bien exécutée. Elle retourne false si </text:span><text:span text:style-name="T19">(à remplir)</text:span><text:span text:style-name="T18"> Elle affiche les différents nœuds avec leurs nombre de consultations et remplit le fichier dot qui sera utilisé pour obtenir le schéma GraphViz. </text:span></text:p>
      <text:p text:style-name="P25"><text:tab/>La méthode afficherTopDocs ne prend rien en paramètre et ne retourne rien. Elle affiche simplement à l'écran le nom des cibles les plus consultées et leur nombre de consultations. Le nombre de documents que l'on veut est la constante NB_TOP_DOCS contenue dans Rapport.h. Elle <text:soft-page-break/>est ici à 10.</text:p>
      <text:p text:style-name="P7"><text:span text:style-name="T17"><text:tab/></text:span><text:span text:style-name="T18">La méthode </text:span><text:span text:style-name="T21">fichierSortie</text:span><text:span text:style-name="T20"> ne prend rien en paramètre et retourne un booléen. Ce booléen est vrai si l</text:span><text:span text:style-name="T21">'a</text:span><text:span text:style-name="T26">ttribut</text:span><text:span text:style-name="T21"> du nom du rapport est renseigné, c'est à dire si l'on désire générer un fichier dot. </text:span></text:p>
      <text:p text:style-name="P22"><text:span text:style-name="T21"><text:tab/>La méthode dotFileExiste ne prend rien en paramètre et retourne un booléen. </text:span><text:span text:style-name="T23">Ce booléen est vrai si un fichier avec le nom du rapport es déjà ouvert. </text:span></text:p>
      <text:p text:style-name="P22"><text:span text:style-name="T23"><text:tab/>Le constructeur </text:span><text:span text:style-name="T26">initialise</text:span><text:span text:style-name="T23"> les valeurs : du nombre de consultations minimum à 1, du créneau minimum à -1, le booléen d'exclusion des fichiers à une valeur fausse et la valeur du dernier identifiant inséré à 0. </text:span></text:p>
      <text:p text:style-name="P22"><text:span text:style-name="T23"/></text:p>
      <text:p text:style-name="P22"><text:span text:style-name="T23"><text:tab/></text:span><text:span text:style-name="T16">c) La Classe LecteurLigneFichier</text:span></text:p>
      <text:p text:style-name="P22"><text:span text:style-name="T24"><text:tab/></text:span><text:span text:style-name="T25">La classe LecteurLigneFichier permet d'aider à la lecture d'un fichier texte ligne par ligne. Elle a pour a</text:span><text:span text:style-name="T26">ttributs :</text:span><text:span text:style-name="T25"> un a</text:span><text:span text:style-name="T26">ttribut </text:span><text:span text:style-name="T25">de type ifstream, une booléen qui indique si l'on a atteint la fin du fichier et un booléen qui a une valeur vraie si la ligne du fichier est valide (obtenu par la méthode estValide des classes héritant de la classe LigneFichier). </text:span><text:span text:style-name="T26">Dans toute la classe LecteurLigneFichier on utilise des template pour pouvoir utiliser toutes les méthodes de LecteurLigneFichier avec n'importe quelle sorte de LigneFichier (pas seulement des LigneLog). </text:span><text:span text:style-name="T27">Quand on parlera d'objet de type T, cela fera référence à un objet d'une classe héritant de LigneFichier.</text:span></text:p>
      <text:p text:style-name="P23"><text:span text:style-name="T26"><text:tab/>Les méthodes de la classe LecteurLigneFichier sont : </text:span><text:span text:style-name="T27">ligneSuivante, endOfFile, valid ainsi que les constructeurs et destructeurs de classe. </text:span></text:p>
      <text:p text:style-name="P23"><text:span text:style-name="T27"><text:tab/>La méthode ligneSuivante ne prend aucun argument en paramètre et retourne un pointeur vers un objet de type T. Cette méthode vérifie s'il y a une ligne suivante et si tel est le cas, si cette ligne est valide. </text:span><text:span text:style-name="T28">Si jamais la ligne n'est pas valide, ou si on est arrivé à la fin du fichier la méthode renvoie NULL. </text:span></text:p>
      <text:p text:style-name="P24"><text:span text:style-name="T28"><text:tab/>Les méthodes valid et endOfFile ne prennent rien en paramètre et renvoient respectivement les valeurs des attributs validline et eof de la classe. </text:span></text:p>
      <text:p text:style-name="P24"><text:span text:style-name="T28"><text:tab/>Le constructeur de la classe prend en paramètre une chaîne de caractère qui représente le nom du fichier. Il initialise le booléen de fin de fichier à faux </text:span><text:span text:style-name="T29">et vérifie que le fichier n'est pas déjà ouvert, sinon il lève une exception. </text:span></text:p>
      <text:p text:style-name="P24"><text:span text:style-name="T29"/></text:p>
      <text:p text:style-name="P22"><text:span text:style-name="T24"/></text:p>
      <text:p text:style-name="P15"/>
      <text:p text:style-name="P11"><text:tab/></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8T15:26:15</dc:date>
    <meta:editing-duration>PT2H44M21S</meta:editing-duration>
    <meta:editing-cycles>4</meta:editing-cycles>
    <meta:generator>LibreOffice/4.0.2.2$Linux_X86_64 LibreOffice_project/400m0$Build-2</meta:generator>
    <meta:document-statistic meta:table-count="0" meta:image-count="0" meta:object-count="0" meta:page-count="3" meta:paragraph-count="41" meta:word-count="1356" meta:character-count="8177" meta:non-whitespace-character-count="6808"/>
  </office:meta>
</office:document-meta>
</file>